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style:text-position=""/>
    </style:style>
    <style:style style:name="ce2" style:family="table-cell" style:parent-style-name="Default">
      <style:table-cell-properties fo:background-color="#ff0000"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tter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ce4"/>
          <table:table-cell table:style-name="Default" table:number-columns-repeated="4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</table:table>
      <table:table table:name="noisedLetters" table:style-name="ta1">
        <table:table-column table:style-name="co3" table:default-cell-style-name="Default"/>
        <table:table-column table:style-name="co3" table:default-cell-style-name="ce6"/>
        <table:table-column table:style-name="co3" table:number-columns-repeated="6" table:default-cell-style-name="ce7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6" table:default-cell-style-name="ce7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5" table:default-cell-style-name="ce7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6" table:default-cell-style-name="ce7"/>
        <table:table-column table:style-name="co3" table:number-columns-repeated="2" table:default-cell-style-name="Default"/>
        <table:table-column table:style-name="co3" table:number-columns-repeated="7" table:default-cell-style-name="ce7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8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.00.0000</text:date>, <text:time style:data-style-name="N2" text:time-value="19:05:12.24758515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23:42:01.263496038</meta:creation-date>
    <dc:date>2018-01-01T19:07:41.247733108</dc:date>
    <meta:editing-duration>PT1H32M38S</meta:editing-duration>
    <meta:editing-cycles>11</meta:editing-cycles>
    <meta:generator>LibreOffice/5.1.6.2$Linux_X86_64 LibreOffice_project/10m0$Build-2</meta:generator>
    <meta:document-statistic meta:table-count="2" meta:cell-count="3500" meta:object-count="0"/>
  </office:meta>
</office:document-meta>
</file>